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fa76a" officeooo:paragraph-rsid="001fa76a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verview of SQL </text:p>
      <text:p text:style-name="P1">1) Does ANSI recognize the data type ?</text:p>
      <text:p text:style-name="P1">Ans: Yes it recognize and supports it as well </text:p>
      <text:p text:style-name="P1"/>
      <text:p text:style-name="P1">2) Which subdivision of SQL is used to insert values in tables?</text:p>
      <text:p text:style-name="P1">Ans: insert into&lt;tablename&gt;</text:p>
      <text:p text:style-name="P1"><text:s text:c="9"/>valu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1:20:18.542206498</meta:creation-date>
    <dc:date>2023-09-11T21:23:15.417696800</dc:date>
    <meta:editing-duration>PT2M57S</meta:editing-duration>
    <meta:editing-cycles>1</meta:editing-cycles>
    <meta:document-statistic meta:table-count="0" meta:image-count="0" meta:object-count="0" meta:page-count="1" meta:paragraph-count="6" meta:word-count="36" meta:character-count="205" meta:non-whitespace-character-count="164"/>
    <meta:generator>LibreOffice/7.3.5.2$Linux_X86_64 LibreOffice_project/30$Build-2</meta:generator>
  </office:meta>
</office:document-meta>
</file>